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uestCountDTO.GuestCount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uestCountDTO.setCount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estCountDTO.GuestCountDTO( AgeQualifyingType ageQualifyingType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estCountDTO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estCountDTO.setAgeQualifyingType( AgeQualifyingType ageQualifying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estCountDTO.getAgeQualify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